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8000000085D8FBDE0779B230C.png" manifest:media-type="image/png"/>
  <manifest:file-entry manifest:full-path="Pictures/100002010000000A0000000B89B4A387D10CAECE.png" manifest:media-type="image/png"/>
  <manifest:file-entry manifest:full-path="Pictures/100002010000001400000027F9398A2C54B2C8C4.png" manifest:media-type="image/png"/>
  <manifest:file-entry manifest:full-path="Pictures/100003FE000000CD000000CC9A28C1BD8DA67346.svg" manifest:media-type="image/svg+xml"/>
  <manifest:file-entry manifest:full-path="Pictures/100004940000010E0000012AE8F000BB639E0591.svg" manifest:media-type="image/svg+xml"/>
  <manifest:file-entry manifest:full-path="Pictures/10001900000002040000040117BA3776E18C4234.svg" manifest:media-type="image/svg+xml"/>
  <manifest:file-entry manifest:full-path="Pictures/10000879000001EF0000017A49C6C0CCAA98626D.svg" manifest:media-type="image/svg+xml"/>
  <manifest:file-entry manifest:full-path="Pictures/10000201000000130000000E0681B992094C87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bb0a" officeooo:paragraph-rsid="0005bb0a" style:font-size-asian="10.5pt" style:font-size-complex="12pt"/>
    </style:style>
    <style:style style:name="P2" style:family="paragraph" style:parent-style-name="Standard">
      <style:text-properties fo:font-size="12pt" officeooo:rsid="00098569" officeooo:paragraph-rsid="00098569" style:font-size-asian="10.5pt" style:font-size-complex="12pt"/>
    </style:style>
    <style:style style:name="P3" style:family="paragraph" style:parent-style-name="Standard">
      <style:text-properties fo:font-size="12pt" officeooo:rsid="000d2537" officeooo:paragraph-rsid="000d2537" style:font-size-asian="10.5pt" style:font-size-complex="12pt"/>
    </style:style>
    <style:style style:name="P4" style:family="paragraph" style:parent-style-name="Standard">
      <style:text-properties fo:font-size="12pt" officeooo:rsid="000d4a8b" officeooo:paragraph-rsid="000d4a8b" style:font-size-asian="10.5pt" style:font-size-complex="12pt"/>
    </style:style>
    <style:style style:name="P5" style:family="paragraph" style:parent-style-name="Standard">
      <style:text-properties fo:font-size="12pt" officeooo:rsid="000dec71" officeooo:paragraph-rsid="000ff8f5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officeooo:rsid="0011b9af" officeooo:paragraph-rsid="0011b9af" style:font-size-asian="10.5pt" style:font-size-complex="12pt"/>
    </style:style>
    <style:style style:name="P7" style:family="paragraph" style:parent-style-name="Standard">
      <style:text-properties fo:font-size="12pt" officeooo:rsid="000ff8f5" officeooo:paragraph-rsid="000ff8f5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04a9b6" officeooo:paragraph-rsid="0004a9b6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09729" officeooo:paragraph-rsid="00109729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13302" officeooo:paragraph-rsid="00113302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11b9af" officeooo:paragraph-rsid="0011b9af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39bf6" officeooo:paragraph-rsid="00139bf6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8430" officeooo:paragraph-rsid="00158430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e212" officeooo:paragraph-rsid="0015e212" style:font-size-asian="10.5pt" style:font-size-complex="12pt"/>
    </style:style>
    <style:style style:name="P1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7f93b" officeooo:paragraph-rsid="0017f93b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890d" officeooo:paragraph-rsid="001a890d" style:font-size-asian="10.5pt" style:font-size-complex="12pt"/>
    </style:style>
    <style:style style:name="P17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050e1" officeooo:paragraph-rsid="002050e1" style:font-size-asian="10.5pt" style:font-size-complex="12pt"/>
    </style:style>
    <style:style style:name="P18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21689" officeooo:paragraph-rsid="00221689" style:font-size-asian="10.5pt" style:font-size-complex="12pt"/>
    </style:style>
    <style:style style:name="P19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36eb4" officeooo:paragraph-rsid="00236eb4" style:font-size-asian="10.5pt" style:font-size-complex="12pt"/>
    </style:style>
    <style:style style:name="P20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7f93b" officeooo:paragraph-rsid="0017f93b" style:font-size-asian="10.5pt" style:font-size-complex="12pt"/>
    </style:style>
    <style:style style:name="P21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adfd9" officeooo:paragraph-rsid="001adfd9" style:font-size-asian="10.5pt" style:font-size-complex="12pt"/>
    </style:style>
    <style:style style:name="P2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da2af" officeooo:paragraph-rsid="001da2af" style:font-size-asian="10.5pt" style:font-size-complex="12pt"/>
    </style:style>
    <style:style style:name="P2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f01cc" officeooo:paragraph-rsid="001f01cc" style:font-size-asian="10.5pt" style:font-size-complex="12pt"/>
    </style:style>
    <style:style style:name="P2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21fb96" officeooo:paragraph-rsid="002050e1" style:font-size-asian="10.5pt" style:font-size-complex="12pt"/>
    </style:style>
    <style:style style:name="P2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24a33c" officeooo:paragraph-rsid="0024a33c" style:font-size-asian="10.5pt" style:font-size-complex="12pt"/>
    </style:style>
    <style:style style:name="P26" style:family="paragraph" style:parent-style-name="Standard" style:master-page-name="">
      <style:paragraph-properties fo:text-align="start" style:justify-single-word="false" style:page-number="auto"/>
      <style:text-properties fo:font-size="12pt" officeooo:rsid="0006a147" officeooo:paragraph-rsid="0006a147" style:font-size-asian="10.5pt" style:font-size-complex="12pt"/>
    </style:style>
    <style:style style:name="P27" style:family="paragraph" style:parent-style-name="Standard" style:master-page-name="Standard">
      <style:paragraph-properties style:page-number="auto">
        <style:tab-stops>
          <style:tab-stop style:position="1.0835in"/>
          <style:tab-stop style:position="1.1874in"/>
        </style:tab-stops>
      </style:paragraph-properties>
      <style:text-properties fo:font-size="12pt" fo:font-weight="bold" officeooo:rsid="0004a9b6" officeooo:paragraph-rsid="0004a9b6" style:font-size-asian="10.5pt" style:font-weight-asian="bold" style:font-size-complex="12pt" style:font-weight-complex="bold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a147"/>
    </style:style>
    <style:style style:name="T2" style:family="text">
      <style:text-properties officeooo:rsid="0007a86a"/>
    </style:style>
    <style:style style:name="T3" style:family="text">
      <style:text-properties officeooo:rsid="00091df0"/>
    </style:style>
    <style:style style:name="T4" style:family="text">
      <style:text-properties officeooo:rsid="000b34d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30af5"/>
    </style:style>
    <style:style style:name="T7" style:family="text">
      <style:text-properties style:text-underline-style="none" officeooo:rsid="0019f5fb"/>
    </style:style>
    <style:style style:name="T8" style:family="text">
      <style:text-properties style:text-underline-style="none" officeooo:rsid="001cb557"/>
    </style:style>
    <style:style style:name="T9" style:family="text">
      <style:text-properties style:text-underline-style="none" officeooo:rsid="0021fb96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position="sub 58%" style:text-underline-style="none"/>
    </style:style>
    <style:style style:name="T12" style:family="text">
      <style:text-properties style:text-position="sub 58%" style:text-underline-style="none" officeooo:rsid="00123c0f"/>
    </style:style>
    <style:style style:name="T13" style:family="text">
      <style:text-properties style:text-position="sub 58%" style:text-underline-style="none" officeooo:rsid="00130af5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style:text-underline-style="none" officeooo:rsid="00123c0f"/>
    </style:style>
    <style:style style:name="T16" style:family="text">
      <style:text-properties style:text-position="0% 100%" style:text-underline-style="none" officeooo:rsid="00130af5"/>
    </style:style>
    <style:style style:name="T17" style:family="text">
      <style:text-properties style:text-position="super 58%" style:text-underline-style="none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7">Numbers and Polynomials</text:p>
      <text:p text:style-name="P8">Lecture 1</text:p>
      <text:p text:style-name="P1">N: Natural numbers. <text:span text:style-name="T1">0 doesn’t technically count.</text:span></text:p>
      <text:p text:style-name="P1">W: Whole numbers. <text:span text:style-name="T1">Includes 0</text:span></text:p>
      <text:p text:style-name="P26"><text:span text:style-name="T3">Z</text:span>: <text:span text:style-name="T2">Integers</text:span></text:p>
      <text:p text:style-name="P2">Q: Ration<text:span text:style-name="T4">al</text:span></text:p>
      <text:p text:style-name="P3">N <draw:g text:anchor-type="as-char" svg:y="-0.1154in" draw:z-index="0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89B4A387D10CAECE.png" xlink:type="simple" xlink:show="embed" xlink:actuate="onLoad" loext:mime-type="image/png"/></draw:frame></draw:g><text:s/>W <draw:g text:anchor-type="as-char" svg:y="-0.1154in" draw:z-index="1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89B4A387D10CAECE.png" xlink:type="simple" xlink:show="embed" xlink:actuate="onLoad" loext:mime-type="image/png"/></draw:frame></draw:g><text:s/>Z <draw:g text:anchor-type="as-char" svg:y="-0.1154in" draw:z-index="2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89B4A387D10CAECE.png" xlink:type="simple" xlink:show="embed" xlink:actuate="onLoad" loext:mime-type="image/png"/></draw:frame></draw:g>Q</text:p>
      <text:p text:style-name="P4">All computers use only Q</text:p>
      <text:p text:style-name="P5">R: Irrational numbers. E.g. <draw:g text:anchor-type="as-char" svg:y="-0.1638in" draw:z-index="3" draw:style-name="gr1"><svg:title>TexMaths</svg:title><svg:desc>12§display§\sqrt{2}§svg§600§FALSE§</svg:desc><draw:frame draw:style-name="gr2" draw:text-style-name="P28" svg:width="0.2335in" svg:height="0.178in" svg:x="0in" svg:y="0in"><draw:image xlink:href="Pictures/10000879000001EF0000017A49C6C0CCAA98626D.svg" xlink:type="simple" xlink:show="embed" xlink:actuate="onLoad" loext:mime-type="image/svg+xml"><text:p/></draw:image><draw:image xlink:href="Pictures/10000201000000130000000E0681B992094C8716.png" xlink:type="simple" xlink:show="embed" xlink:actuate="onLoad" loext:mime-type="image/png"/></draw:frame></draw:g>. </text:p>
      <text:p text:style-name="P7">R modelled by float, double (approximations)</text:p>
      <text:p text:style-name="P5"/>
      <text:p text:style-name="P9">Lecture 2</text:p>
      <text:p text:style-name="P10">Solutions to identities: values of x where a function p(x) = 0</text:p>
      <text:p text:style-name="P11">Polynomial of degree k in x defined through k+1 coefficients</text:p>
      <text:p text:style-name="P6"><text:span text:style-name="T5">Functional form of polynomials: </text:span><text:span text:style-name="T5"><draw:g text:anchor-type="as-char" svg:y="-0.2866in" draw:z-index="4" draw:style-name="gr1"><svg:title>TexMaths</svg:title><svg:desc>12§display§\sum_{n=0}^{k}§svg§600§FALSE§</svg:desc><draw:frame draw:style-name="gr2" draw:text-style-name="P28" svg:width="0.2433in" svg:height="0.4843in" svg:x="0in" svg:y="0in"><draw:image xlink:href="Pictures/10001900000002040000040117BA3776E18C4234.svg" xlink:type="simple" xlink:show="embed" xlink:actuate="onLoad" loext:mime-type="image/svg+xml"><text:p/></draw:image><draw:image xlink:href="Pictures/100002010000001400000027F9398A2C54B2C8C4.png" xlink:type="simple" xlink:show="embed" xlink:actuate="onLoad" loext:mime-type="image/png"/></draw:frame></draw:g></text:span><text:span text:style-name="T5">c</text:span><text:span text:style-name="T11">n</text:span><text:span text:style-name="T14">x</text:span><text:span text:style-name="T17">n<text:tab/><text:tab/></text:span><text:span text:style-name="T15">Coefficients: c</text:span><text:span text:style-name="T12">0</text:span><text:span text:style-name="T15">, c</text:span><text:span text:style-name="T12">1</text:span><text:span text:style-name="T15">, c</text:span><text:span text:style-name="T12">2</text:span><text:span text:style-name="T15">, c</text:span><text:span text:style-name="T12">3</text:span><text:span text:style-name="T15">, …, </text:span><text:span text:style-name="T16">c</text:span><text:span text:style-name="T13">k</text:span></text:p>
      <text:p text:style-name="P12"><text:span text:style-name="T6">C</text:span><text:span text:style-name="T5">oefficients can be of any type</text:span></text:p>
      <text:p text:style-name="P13"><text:span text:style-name="T5">Coeffs can be limited to finite subsets e.g. Z</text:span><text:span text:style-name="T11">m</text:span><text:span text:style-name="T5"> = {0, 1, 2, …, m-1}</text:span></text:p>
      <text:p text:style-name="P14"><text:span text:style-name="T5">If H is this set, H</text:span><text:span text:style-name="T11">k</text:span><text:span text:style-name="T5">[X] and H[X] denote set of degree k polynomials with coeff </text:span><text:span text:style-name="T5"><draw:g text:anchor-type="as-char" svg:y="-0.0898in" draw:z-index="5" draw:style-name="gr1"><svg:title>TexMaths</svg:title><svg:desc>12§display§\in§svg§600§FALSE§</svg:desc><draw:frame draw:style-name="gr2" draw:text-style-name="P28" svg:width="0.0969in" svg:height="0.0961in" svg:x="0in" svg:y="0in"><draw:image xlink:href="Pictures/100003FE000000CD000000CC9A28C1BD8DA67346.svg" xlink:type="simple" xlink:show="embed" xlink:actuate="onLoad" loext:mime-type="image/svg+xml"><text:p/></draw:image><draw:image xlink:href="Pictures/1000020100000008000000085D8FBDE0779B230C.png" xlink:type="simple" xlink:show="embed" xlink:actuate="onLoad" loext:mime-type="image/png"/></draw:frame></draw:g></text:span><text:span text:style-name="T5"><text:s/>H</text:span></text:p>
      <text:p text:style-name="P20"/>
      <text:p text:style-name="P15"><text:span text:style-name="T5">A polynomial of degree k has k root</text:span><text:span text:style-name="T7">s</text:span></text:p>
      <text:p text:style-name="P16"><text:span text:style-name="T5">Roots may not be distinct – can be repeated. </text:span><text:span text:style-name="T8">Root has multiplicity</text:span></text:p>
      <text:p text:style-name="P21">Roots may not be real numbers</text:p>
      <text:p text:style-name="P21"/>
      <text:p text:style-name="P22">p(x) has degree m, p(x) has degree n</text:p>
      <text:p text:style-name="P22">p(x) + q(x): Add matching coefficients</text:p>
      <text:p text:style-name="P22">ap(x): Scalar multiplication. Multiply each coefficient by a</text:p>
      <text:p text:style-name="P22">p(x) x q(x): Has degree m + n</text:p>
      <text:p text:style-name="P23">p(x)/q(x)</text:p>
      <text:p text:style-name="P23"/>
      <text:p text:style-name="P17"><text:span text:style-name="T5">Can find roots of degree 2/3/4 directly </text:span><text:span text:style-name="T9">using calculus</text:span></text:p>
      <text:p text:style-name="P24"/>
      <text:p text:style-name="P18"><text:span text:style-name="T9">Q</text:span><text:span text:style-name="T5">[X] are polynomials with only rational coefficients</text:span></text:p>
      <text:p text:style-name="P19"><text:span text:style-name="T5">The </text:span><text:span text:style-name="T10">roots</text:span><text:span text:style-name="T5"> of a polynomial in this set don’t have to be in Q</text:span></text:p>
      <text:p text:style-name="P25">Therefore an irrational number can still have a finite description (since is a root of a polynomial that has a coefficient of finite length i.e. is rational)</text:p>
      <text:p text:style-name="P25"/>
      <text:p text:style-name="P25"/>
      <text:p text:style-name="P25"/>
      <text:p text:style-name="P25"/>
      <text:p text:style-name="P25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31T13:22:28.036182178</dc:date>
    <meta:editing-cycles>42</meta:editing-cycles>
    <meta:editing-duration>P1DT9H10M25S</meta:editing-duration>
    <meta:generator>LibreOffice/6.1.5.2$Linux_X86_64 LibreOffice_project/10$Build-2</meta:generator>
    <meta:document-statistic meta:table-count="0" meta:image-count="0" meta:object-count="0" meta:page-count="1" meta:paragraph-count="29" meta:word-count="228" meta:character-count="1245" meta:non-whitespace-character-count="1040"/>
  </office:meta>
</office:document-meta>
</file>